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marker-end="Arrow" draw:marker-end-width="0.254cm" draw:fill="solid" draw:fill-color="#e6ff00" draw:textarea-horizontal-align="center" draw:textarea-vertical-align="middle"/>
    </style:style>
    <style:style style:name="gr2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solid" draw:fill-color="#f2e2cc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f2e2cc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0000" draw:marker-end="Arrow" draw:marker-end-width="0.254cm" draw:fill="solid" draw:fill-color="#f2e2cc" draw:textarea-horizontal-align="center" draw:textarea-vertical-align="middle"/>
    </style:style>
    <style:style style:name="gr10" style:family="graphic" style:parent-style-name="standard">
      <style:graphic-properties svg:stroke-width="0.051cm" svg:stroke-color="#000000" draw:marker-start-width="0.376cm" draw:marker-end-width="0.3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1.32cm"/>
    </style:style>
    <style:style style:name="gr12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color="#000000" draw:fill="solid" draw:fill-color="#f2e2cc" draw:textarea-horizontal-align="center" draw:textarea-vertical-align="middle"/>
    </style:style>
    <style:style style:name="gr14" style:family="graphic" style:parent-style-name="standard">
      <style:graphic-properties svg:stroke-color="#000000" draw:marker-end="Arrow" draw:marker-end-width="0.254cm" draw:fill="solid" draw:fill-color="#e6ff00" draw:textarea-horizontal-align="center" draw:textarea-vertical-align="middle"/>
    </style:style>
    <style:style style:name="gr15" style:family="graphic" style:parent-style-name="objectwithoutfill">
      <style:graphic-properties svg:stroke-color="#000000" draw:marker-end="Arrow" draw:marker-end-width="0.254cm" draw:fill="none" draw:fill-color="#e6ff00" draw:textarea-horizontal-align="center" draw:textarea-vertical-align="middle"/>
    </style:style>
    <style:style style:name="gr16" style:family="graphic" style:parent-style-name="standard">
      <style:graphic-properties draw:stroke="solid" svg:stroke-color="#000000" draw:marker-end="Arrow" draw:marker-end-width="0.254cm" draw:fill="solid" draw:fill-color="#f2e2cc" draw:textarea-horizontal-align="center" draw:textarea-vertical-align="middle"/>
    </style:style>
    <style:style style:name="gr17" style:family="graphic" style:parent-style-name="objectwithoutfill">
      <style:graphic-properties draw:stroke="solid" svg:stroke-color="#000000" draw:marker-end="Arrow" draw:marker-end-width="0.254cm" draw:fill="none" draw:fill-color="#e6ff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Courier New" fo:font-size="10pt" style:font-size-asian="10pt" style:font-size-complex="10pt"/>
    </style:style>
    <style:style style:name="P2" style:family="paragraph">
      <style:paragraph-properties fo:text-align="center"/>
      <style:text-properties style:font-name="Times" fo:font-size="10pt" style:font-size-asian="10pt" style:font-size-complex="10pt"/>
    </style:style>
    <style:style style:name="P3" style:family="paragraph"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>
      <style:text-properties style:font-name="Courier New" fo:font-size="10pt" style:font-size-asian="10pt" style:font-size-complex="10pt"/>
    </style:style>
    <style:style style:name="P5" style:family="paragraph">
      <style:text-properties style:font-name="Courier New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font-name="Times" fo:font-size="10pt" style:font-size-asian="10pt" style:font-size-complex="10pt"/>
    </style:style>
    <style:style style:name="P8" style:family="paragraph">
      <style:paragraph-properties fo:text-align="center"/>
      <style:text-properties style:font-name="Courier New" fo:font-size="9pt" style:font-size-asian="10pt" style:font-size-complex="10pt"/>
    </style:style>
    <style:style style:name="P9" style:family="paragraph">
      <style:text-properties style:font-name="Courier New" fo:font-size="9pt" style:font-size-asian="10pt" style:font-size-complex="10pt"/>
    </style:style>
    <style:style style:name="P10" style:family="paragraph">
      <style:paragraph-properties fo:text-align="center"/>
      <style:text-properties style:font-name="Courier New" fo:font-size="9pt"/>
    </style:style>
    <style:style style:name="P11" style:family="paragraph">
      <style:paragraph-properties fo:text-align="center"/>
      <style:text-properties style:font-name="Courier New" fo:font-size="9pt" fo:font-weight="bold" style:font-size-asian="10pt" style:font-weight-asian="bold" style:font-size-complex="10pt" style:font-weight-complex="bold"/>
    </style:style>
    <style:style style:name="P12" style:family="paragraph">
      <style:text-properties style:font-name="Courier New" fo:font-size="9pt"/>
    </style:style>
    <style:style style:name="P13" style:family="paragraph">
      <style:text-properties style:font-name="Courier New" fo:font-size="9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center"/>
      <style:text-properties style:font-name="Courier New" fo:font-size="9pt" style:font-name-asian="Times" style:font-size-asian="10pt" style:font-name-complex="Times" style:font-size-complex="5.69999980926514pt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style:font-name="Courier New" fo:font-size="9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Times" fo:font-size="10pt" fo:font-style="normal" fo:text-shadow="none" style:text-underline-style="none" fo:font-weight="normal" style:letter-kerning="true" style:font-name-asian="Times" style:font-size-asian="10pt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size-asian="10pt" style:font-weight-asian="bold" style:font-size-complex="10pt" style:font-weight-complex="bold"/>
    </style:style>
    <style:style style:name="T4" style:family="text">
      <style:text-properties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imes" style:font-size-asian="10pt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Times" style:font-style-asian="normal" style:font-weight-asian="normal" style:font-name-complex="Times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979cm" svg:y1="4.882cm" svg:x2="11.866cm" svg:y2="3.995cm">
          <text:p/>
        </draw:line>
        <draw:rect draw:style-name="gr2" draw:text-style-name="P2" draw:layer="layout" svg:width="2.846cm" svg:height="1.57cm" svg:x="16.081cm" svg:y="3.664cm">
          <text:p/>
        </draw:rect>
        <draw:rect draw:style-name="gr3" draw:text-style-name="P3" draw:layer="layout" svg:width="1.876cm" svg:height="0.556cm" svg:x="2.677cm" svg:y="3.975cm">
          <text:p text:style-name="P1"><text:span text:style-name="T1">top</text:span></text:p>
        </draw:rect>
        <draw:frame draw:style-name="gr4" draw:text-style-name="P5" draw:layer="layout" svg:width="1.349cm" svg:height="0.649cm" svg:x="1.42cm" svg:y="3.975cm">
          <draw:text-box>
            <text:p text:style-name="P4"><text:span text:style-name="T1">st =</text:span></text:p>
          </draw:text-box>
        </draw:frame>
        <draw:rect draw:style-name="gr5" draw:text-style-name="P1" draw:layer="layout" svg:width="2.251cm" svg:height="0.559cm" svg:x="5.762cm" svg:y="3.975cm">
          <text:p text:style-name="P1"><text:span text:style-name="T1">s</text:span> = “Six”</text:p>
        </draw:rect>
        <draw:rect draw:style-name="gr5" draw:text-style-name="P3" draw:layer="layout" svg:width="2.251cm" svg:height="0.559cm" svg:x="5.762cm" svg:y="4.534cm">
          <text:p text:style-name="P1"><text:span text:style-name="T1">next</text:span></text:p>
        </draw:rect>
        <draw:rect draw:style-name="gr5" draw:text-style-name="P1" draw:layer="layout" svg:width="2.251cm" svg:height="0.559cm" svg:x="8.762cm" svg:y="3.975cm">
          <text:p text:style-name="P1"><text:span text:style-name="T1">s</text:span> = “Him”</text:p>
        </draw:rect>
        <draw:rect draw:style-name="gr5" draw:text-style-name="P3" draw:layer="layout" svg:width="2.251cm" svg:height="0.559cm" svg:x="8.762cm" svg:y="4.534cm">
          <text:p text:style-name="P1"><text:span text:style-name="T1">next</text:span></text:p>
        </draw:rect>
        <draw:rect draw:style-name="gr5" draw:text-style-name="P1" draw:layer="layout" svg:width="2.547cm" svg:height="0.556cm" svg:x="11.862cm" svg:y="3.975cm">
          <text:p text:style-name="P1"><text:span text:style-name="T1">s</text:span> = “Give”</text:p>
        </draw:rect>
        <draw:rect draw:style-name="gr5" draw:text-style-name="P3" draw:layer="layout" svg:width="2.547cm" svg:height="0.556cm" svg:x="11.862cm" svg:y="4.531cm">
          <text:p text:style-name="P1"><text:span text:style-name="T1">next = NULL</text:span></text:p>
        </draw:rect>
        <draw:rect draw:style-name="gr6" draw:text-style-name="P2" draw:layer="layout" svg:width="0.433cm" svg:height="0.454cm" svg:x="16.457cm" svg:y="4.459cm">
          <text:p/>
        </draw:rect>
        <draw:frame draw:style-name="gr4" draw:text-style-name="P7" draw:layer="layout" svg:width="1.971cm" svg:height="0.607cm" svg:x="16.91cm" svg:y="4.397cm">
          <draw:text-box>
            <text:p text:style-name="P6"><text:span text:style-name="T2">Stacknode</text:span></text:p>
          </draw:text-box>
        </draw:frame>
        <draw:rect draw:style-name="gr7" draw:text-style-name="P2" draw:layer="layout" svg:width="0.433cm" svg:height="0.454cm" svg:x="16.457cm" svg:y="3.86cm">
          <text:p/>
        </draw:rect>
        <draw:frame draw:style-name="gr4" draw:text-style-name="P2" draw:layer="layout" svg:width="1.285cm" svg:height="0.607cm" svg:x="16.91cm" svg:y="3.798cm">
          <draw:text-box>
            <text:p text:style-name="P6"><text:span text:style-name="T2">Stack</text:span></text:p>
          </draw:text-box>
        </draw:frame>
        <draw:line draw:style-name="gr1" draw:text-style-name="P1" draw:layer="layout" svg:x1="4.565cm" svg:y1="4.222cm" svg:x2="5.782cm" svg:y2="3.995cm">
          <text:p/>
        </draw:line>
        <draw:line draw:style-name="gr1" draw:text-style-name="P1" draw:layer="layout" svg:x1="8.009cm" svg:y1="4.841cm" svg:x2="8.752cm" svg:y2="3.975cm">
          <text:p/>
        </draw:line>
        <draw:rect draw:style-name="gr3" draw:text-style-name="P3" draw:layer="layout" svg:width="1.876cm" svg:height="0.556cm" svg:x="2.677cm" svg:y="4.531cm">
          <text:p text:style-name="P1"><text:span text:style-name="T1">size=3</text:span></text:p>
        </draw:rect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9" draw:text-style-name="P8" draw:layer="layout" svg:x1="8.778cm" svg:y1="2.313cm" svg:x2="9.686cm" svg:y2="2.251cm">
          <text:p/>
        </draw:line>
        <draw:line draw:style-name="gr9" draw:text-style-name="P8" draw:layer="layout" svg:x1="11.81cm" svg:y1="3.014cm" svg:x2="12.779cm" svg:y2="3.179cm">
          <text:p/>
        </draw:line>
        <draw:rect draw:style-name="gr10" draw:text-style-name="P8" draw:layer="layout" svg:width="2.564cm" svg:height="1.57cm" svg:x="16.001cm" svg:y="1.637cm">
          <text:p/>
        </draw:rect>
        <draw:frame draw:style-name="gr11" draw:text-style-name="P9" draw:layer="layout" svg:width="2.516cm" svg:height="1.57cm" svg:x="2.674cm" svg:y="2.478cm">
          <draw:text-box>
            <text:p/>
          </draw:text-box>
        </draw:frame>
        <draw:rect draw:style-name="gr12" draw:text-style-name="P11" draw:layer="layout" svg:width="1.876cm" svg:height="0.556cm" svg:x="3.623cm" svg:y="1.451cm">
          <text:p text:style-name="P10"><text:span text:style-name="T3">first</text:span></text:p>
        </draw:rect>
        <draw:frame draw:style-name="gr4" draw:text-style-name="P13" draw:layer="layout" svg:width="1.074cm" svg:height="0.607cm" svg:x="2.654cm" svg:y="1.451cm">
          <draw:text-box>
            <text:p text:style-name="P12"><text:span text:style-name="T3">q =</text:span></text:p>
          </draw:text-box>
        </draw:frame>
        <draw:rect draw:style-name="gr13" draw:text-style-name="P8" draw:layer="layout" svg:width="2.251cm" svg:height="0.559cm" svg:x="6.696cm" svg:y="1.451cm">
          <text:p text:style-name="P10"><text:span text:style-name="T3">s</text:span><text:span text:style-name="T4"> = “Give”</text:span></text:p>
        </draw:rect>
        <draw:rect draw:style-name="gr13" draw:text-style-name="P11" draw:layer="layout" svg:width="2.251cm" svg:height="0.559cm" svg:x="6.696cm" svg:y="2.01cm">
          <text:p text:style-name="P10"><text:span text:style-name="T3">ptr</text:span></text:p>
        </draw:rect>
        <draw:rect draw:style-name="gr13" draw:text-style-name="P8" draw:layer="layout" svg:width="2.251cm" svg:height="0.559cm" svg:x="9.696cm" svg:y="2.251cm">
          <text:p text:style-name="P10"><text:span text:style-name="T3">s</text:span><text:span text:style-name="T4"> = “Him”</text:span></text:p>
        </draw:rect>
        <draw:rect draw:style-name="gr13" draw:text-style-name="P11" draw:layer="layout" svg:width="2.251cm" svg:height="0.559cm" svg:x="9.696cm" svg:y="2.81cm">
          <text:p text:style-name="P10"><text:span text:style-name="T3">ptr</text:span></text:p>
        </draw:rect>
        <draw:rect draw:style-name="gr13" draw:text-style-name="P8" draw:layer="layout" svg:width="2.256cm" svg:height="0.556cm" svg:x="12.796cm" svg:y="3.151cm">
          <text:p text:style-name="P10"><text:span text:style-name="T3">s</text:span><text:span text:style-name="T4"> = “Six”</text:span></text:p>
        </draw:rect>
        <draw:rect draw:style-name="gr13" draw:text-style-name="P11" draw:layer="layout" svg:width="2.256cm" svg:height="0.556cm" svg:x="12.796cm" svg:y="3.707cm">
          <text:p text:style-name="P10"><text:span text:style-name="T3">ptr = NULL</text:span></text:p>
        </draw:rect>
        <draw:rect draw:style-name="gr6" draw:text-style-name="P8" draw:layer="layout" svg:width="0.433cm" svg:height="0.454cm" svg:x="16.377cm" svg:y="2.48cm">
          <text:p/>
        </draw:rect>
        <draw:frame draw:style-name="gr4" draw:text-style-name="P14" draw:layer="layout" svg:width="1.455cm" svg:height="0.607cm" svg:x="16.83cm" svg:y="2.418cm">
          <draw:text-box>
            <text:p text:style-name="P10"><text:span text:style-name="T5">Qnode</text:span></text:p>
          </draw:text-box>
        </draw:frame>
        <draw:rect draw:style-name="gr7" draw:text-style-name="P8" draw:layer="layout" svg:width="0.433cm" svg:height="0.454cm" svg:x="16.377cm" svg:y="1.881cm">
          <text:p/>
        </draw:rect>
        <draw:frame draw:style-name="gr4" draw:text-style-name="P14" draw:layer="layout" svg:width="1.455cm" svg:height="0.607cm" svg:x="16.83cm" svg:y="1.819cm">
          <draw:text-box>
            <text:p text:style-name="P10"><text:span text:style-name="T5">Queue</text:span></text:p>
          </draw:text-box>
        </draw:frame>
        <draw:line draw:style-name="gr14" draw:text-style-name="P8" draw:layer="layout" svg:x1="5.499cm" svg:y1="1.698cm" svg:x2="6.716cm" svg:y2="1.471cm">
          <text:p/>
        </draw:line>
        <draw:rect draw:style-name="gr12" draw:text-style-name="P11" draw:layer="layout" svg:width="1.876cm" svg:height="0.556cm" svg:x="3.623cm" svg:y="1.951cm">
          <text:p text:style-name="P10"><text:span text:style-name="T3">last</text:span></text:p>
        </draw:rect>
        <draw:rect draw:style-name="gr12" draw:text-style-name="P11" draw:layer="layout" svg:width="1.876cm" svg:height="0.556cm" svg:x="3.623cm" svg:y="2.451cm">
          <text:p text:style-name="P10"><text:span text:style-name="T3">size</text:span><text:span text:style-name="T6"> = 3</text:span></text:p>
        </draw:rect>
        <draw:path draw:style-name="gr15" draw:text-style-name="P8" draw:layer="layout" svg:width="6.213cm" svg:height="3.924cm" draw:transform="rotate (-0.701273293451323) translate (8.03158721557509cm -0.72703509184658cm)" svg:viewBox="0 0 6214 3925" svg:d="M0 3925c3994 0 6214-3925 6214-3925">
          <text:p/>
        </draw:path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8" draw:layer="layout" svg:x1="4.249cm" svg:y1="2.185cm" svg:x2="5.671cm" svg:y2="3.257cm">
          <text:p/>
        </draw:line>
        <draw:line draw:style-name="gr16" draw:text-style-name="P8" draw:layer="layout" svg:x1="14.538cm" svg:y1="3.999cm" svg:x2="16.167cm" svg:y2="3.236cm">
          <text:p/>
        </draw:line>
        <draw:line draw:style-name="gr16" draw:text-style-name="P8" draw:layer="layout" svg:x1="16.209cm" svg:y1="4.494cm" svg:x2="14.621cm" svg:y2="3.236cm">
          <text:p/>
        </draw:line>
        <draw:line draw:style-name="gr16" draw:text-style-name="P8" draw:layer="layout" svg:x1="12.806cm" svg:y1="4.474cm" svg:x2="11.301cm" svg:y2="3.236cm">
          <text:p/>
        </draw:line>
        <draw:line draw:style-name="gr16" draw:text-style-name="P8" draw:layer="layout" svg:x1="9.465cm" svg:y1="4.474cm" svg:x2="7.527cm" svg:y2="3.236cm">
          <text:p/>
        </draw:line>
        <draw:line draw:style-name="gr16" draw:text-style-name="P8" draw:layer="layout" svg:x1="11.28cm" svg:y1="3.999cm" svg:x2="12.724cm" svg:y2="3.257cm">
          <text:p/>
        </draw:line>
        <draw:rect draw:style-name="gr5" draw:text-style-name="P11" draw:layer="layout" svg:width="1.876cm" svg:height="0.556cm" svg:x="5.646cm" svg:y="3.236cm">
          <text:p text:style-name="P8"><text:span text:style-name="T1">s=</text:span><text:span text:style-name="T7">””</text:span></text:p>
        </draw:rect>
        <draw:frame draw:style-name="gr4" draw:text-style-name="P13" draw:layer="layout" svg:width="1.074cm" svg:height="0.607cm" svg:x="1.543cm" svg:y="1.739cm">
          <draw:text-box>
            <text:p text:style-name="P9"><text:span text:style-name="T1">l =</text:span></text:p>
          </draw:text-box>
        </draw:frame>
        <draw:line draw:style-name="gr16" draw:text-style-name="P8" draw:layer="layout" svg:x1="7.543cm" svg:y1="3.979cm" svg:x2="9.403cm" svg:y2="3.236cm">
          <text:p/>
        </draw:line>
        <draw:rect draw:style-name="gr5" draw:text-style-name="P11" draw:layer="layout" svg:width="1.876cm" svg:height="0.556cm" svg:x="5.646cm" svg:y="3.736cm">
          <text:p text:style-name="P8"><text:span text:style-name="T1">flink</text:span></text:p>
        </draw:rect>
        <draw:rect draw:style-name="gr5" draw:text-style-name="P11" draw:layer="layout" svg:width="1.876cm" svg:height="0.556cm" svg:x="5.646cm" svg:y="4.236cm">
          <text:p text:style-name="P8"><text:span text:style-name="T1">blink</text:span></text:p>
        </draw:rect>
        <draw:rect draw:style-name="gr3" draw:text-style-name="P11" draw:layer="layout" svg:width="1.876cm" svg:height="0.556cm" svg:x="2.446cm" svg:y="1.936cm">
          <text:p text:style-name="P8"><text:span text:style-name="T1">sentinel</text:span></text:p>
        </draw:rect>
        <draw:rect draw:style-name="gr3" draw:text-style-name="P11" draw:layer="layout" svg:width="1.876cm" svg:height="0.556cm" svg:x="2.446cm" svg:y="2.436cm">
          <text:p text:style-name="P8"><text:span text:style-name="T1">size=</text:span><text:span text:style-name="T7">3</text:span></text:p>
        </draw:rect>
        <draw:rect draw:style-name="gr5" draw:text-style-name="P11" draw:layer="layout" svg:width="1.876cm" svg:height="0.556cm" svg:x="9.446cm" svg:y="3.236cm">
          <text:p text:style-name="P8"><text:span text:style-name="T1">s=</text:span><text:span text:style-name="T7">“Give”</text:span></text:p>
        </draw:rect>
        <draw:rect draw:style-name="gr5" draw:text-style-name="P11" draw:layer="layout" svg:width="1.876cm" svg:height="0.556cm" svg:x="9.446cm" svg:y="3.736cm">
          <text:p text:style-name="P8"><text:span text:style-name="T1">flink</text:span></text:p>
        </draw:rect>
        <draw:rect draw:style-name="gr5" draw:text-style-name="P11" draw:layer="layout" svg:width="1.876cm" svg:height="0.556cm" svg:x="9.446cm" svg:y="4.236cm">
          <text:p text:style-name="P8"><text:span text:style-name="T1">blink</text:span></text:p>
        </draw:rect>
        <draw:rect draw:style-name="gr5" draw:text-style-name="P11" draw:layer="layout" svg:width="1.876cm" svg:height="0.556cm" svg:x="12.746cm" svg:y="3.236cm">
          <text:p text:style-name="P8"><text:span text:style-name="T1">s=</text:span><text:span text:style-name="T7">“Him”</text:span></text:p>
        </draw:rect>
        <draw:rect draw:style-name="gr5" draw:text-style-name="P11" draw:layer="layout" svg:width="1.876cm" svg:height="0.556cm" svg:x="12.746cm" svg:y="3.736cm">
          <text:p text:style-name="P8"><text:span text:style-name="T1">flink</text:span></text:p>
        </draw:rect>
        <draw:rect draw:style-name="gr5" draw:text-style-name="P11" draw:layer="layout" svg:width="1.876cm" svg:height="0.556cm" svg:x="12.746cm" svg:y="4.236cm">
          <text:p text:style-name="P8"><text:span text:style-name="T1">blink</text:span></text:p>
        </draw:rect>
        <draw:rect draw:style-name="gr5" draw:text-style-name="P11" draw:layer="layout" svg:width="1.876cm" svg:height="0.556cm" svg:x="16.146cm" svg:y="3.236cm">
          <text:p text:style-name="P8"><text:span text:style-name="T1">s=</text:span><text:span text:style-name="T7">“Six”</text:span></text:p>
        </draw:rect>
        <draw:rect draw:style-name="gr5" draw:text-style-name="P11" draw:layer="layout" svg:width="1.876cm" svg:height="0.556cm" svg:x="16.146cm" svg:y="3.736cm">
          <text:p text:style-name="P8"><text:span text:style-name="T1">flink</text:span></text:p>
        </draw:rect>
        <draw:rect draw:style-name="gr5" draw:text-style-name="P11" draw:layer="layout" svg:width="1.876cm" svg:height="0.556cm" svg:x="16.146cm" svg:y="4.236cm">
          <text:p text:style-name="P8"><text:span text:style-name="T1">blink</text:span></text:p>
        </draw:rect>
        <draw:path draw:style-name="gr17" draw:text-style-name="P8" draw:layer="layout" svg:width="14.787cm" svg:height="7.903cm" draw:transform="rotate (-0.447676953136546) translate (5.84574796285314cm -1.85402734419794cm)" svg:viewBox="0 0 14788 7904" svg:d="M13475 0c2333 0 846 1904 846 1904l-12447 6000-1874-1616 2027-1592">
          <text:p/>
        </draw:path>
        <draw:path draw:style-name="gr17" draw:text-style-name="P8" draw:layer="layout" svg:width="13.992cm" svg:height="5.703cm" draw:transform="skewX (4.66730234936103E-017) rotate (-2.78973427638774) translate (20.0577144275874cm 5.29816887090242cm)" svg:viewBox="0 0 13993 5704" svg:d="M13264 5704c1736 0-173-1205-173-1205l-12253-4499-838 725 1209 1916">
          <text:p/>
        </draw:path>
        <draw:rect draw:style-name="gr7" draw:text-style-name="P8" draw:layer="layout" svg:width="4.636cm" svg:height="0.825cm" svg:x="8.89cm" svg:y="0.445cm">
          <text:p/>
        </draw:rect>
        <draw:rect draw:style-name="gr6" draw:text-style-name="P8" draw:layer="layout" svg:width="0.433cm" svg:height="0.454cm" svg:x="11.527cm" svg:y="0.63cm">
          <text:p/>
        </draw:rect>
        <draw:frame draw:style-name="gr18" draw:text-style-name="P14" draw:layer="layout" svg:width="1.455cm" svg:height="0.607cm" svg:x="11.98cm" svg:y="0.554cm">
          <draw:text-box>
            <text:p text:style-name="P16"><text:span text:style-name="T8">Dnode</text:span></text:p>
          </draw:text-box>
        </draw:frame>
        <draw:rect draw:style-name="gr7" draw:text-style-name="P8" draw:layer="layout" svg:width="0.433cm" svg:height="0.454cm" svg:x="9.327cm" svg:y="0.63cm">
          <text:p/>
        </draw:rect>
        <draw:frame draw:style-name="gr18" draw:text-style-name="P14" draw:layer="layout" svg:width="1.455cm" svg:height="0.607cm" svg:x="9.78cm" svg:y="0.554cm">
          <draw:text-box>
            <text:p text:style-name="P16"><text:span text:style-name="T8">Dlis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18:53:14.370507000</meta:creation-date>
    <dc:date>2019-10-21T18:59:53.905467000</dc:date>
    <meta:editing-duration>PT3M12S</meta:editing-duration>
    <meta:editing-cycles>2</meta:editing-cycles>
    <meta:generator>LibreOffice/4.2.8.2$MacOSX_x86 LibreOffice_project/48d50dbfc06349262c9d50868e5c1f630a573ebd</meta:generator>
    <meta:document-statistic meta:object-count="93"/>
  </office:meta>
</office:document-meta>
</file>